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3" manifest:media-type="application/vnd.oasis.opendocument.graphics"/>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1875in" table:align="left" fo:background-color="transparent">
        <style:background-image/>
      </style:table-properties>
    </style:style>
    <style:style style:name="Table1.A" style:family="table-column">
      <style:table-column-properties style:column-width="0.6875in"/>
    </style:style>
    <style:style style:name="Table1.B" style:family="table-column">
      <style:table-column-properties style:column-width="2.5in"/>
    </style:style>
    <style:style style:name="Table1.1" style:family="table-row">
      <style:table-row-properties fo:background-color="#ffff6d">
        <style:background-image/>
      </style:table-row-properties>
    </style:style>
    <style:style style:name="Table1.A1" style:family="table-cell">
      <style:table-cell-properties fo:background-color="#ffff38" fo:padding="0.0382in" fo:border-left="0.05pt solid #000000" fo:border-right="none" fo:border-top="0.05pt solid #000000" fo:border-bottom="0.05pt solid #000000">
        <style:background-image/>
      </style:table-cell-properties>
    </style:style>
    <style:style style:name="Table1.B1" style:family="table-cell">
      <style:table-cell-properties fo:background-color="#ffff38" fo:padding="0.0382in" fo:border="0.05pt solid #000000">
        <style:background-image/>
      </style:table-cell-properties>
    </style:style>
    <style:style style:name="Table1.A2" style:family="table-cell">
      <style:table-cell-properties fo:background-color="#ffff38" fo:padding="0.0382in" fo:border-left="0.05pt solid #000000" fo:border-right="none" fo:border-top="none" fo:border-bottom="0.05pt solid #000000">
        <style:background-image/>
      </style:table-cell-properties>
    </style:style>
    <style:style style:name="Table1.3" style:family="table-row">
      <style:table-row-properties fo:background-color="#dddddd">
        <style:background-image/>
      </style:table-row-properties>
    </style:style>
    <style:style style:name="Table1.A3" style:family="table-cell">
      <style:table-cell-properties fo:background-color="transparent" fo:padding="0.0382in" fo:border-left="0.05pt solid #000000" fo:border-right="none" fo:border-top="none" fo:border-bottom="0.05pt solid #000000">
        <style:background-image/>
      </style:table-cell-properties>
    </style:style>
    <style:style style:name="Table1.B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A5" style:family="table-cell">
      <style:table-cell-properties fo:background-color="#ff3838" fo:padding="0.0382in" fo:border-left="0.05pt solid #000000" fo:border-right="none" fo:border-top="none" fo:border-bottom="0.05pt solid #000000">
        <style:background-image/>
      </style:table-cell-properties>
    </style:style>
    <style:style style:name="Table1.B5" style:family="table-cell">
      <style:table-cell-properties fo:background-color="#ff3838" fo:padding="0.0382in" fo:border-left="0.05pt solid #000000" fo:border-right="0.05pt solid #000000" fo:border-top="none" fo:border-bottom="0.05pt solid #000000">
        <style:background-image/>
      </style:table-cell-properties>
    </style:style>
    <style:style style:name="Table2" style:family="table">
      <style:table-properties style:width="2.625in" table:align="left"/>
    </style:style>
    <style:style style:name="Table2.A" style:family="table-column">
      <style:table-column-properties style:column-width="0.75in"/>
    </style:style>
    <style:style style:name="Table2.B" style:family="table-column">
      <style:table-column-properties style:column-width="0.875in"/>
    </style:style>
    <style:style style:name="Table2.C" style:family="table-column">
      <style:table-column-properties style:column-width="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7694in"/>
    </style:style>
    <style:style style:name="Table3.B" style:family="table-column">
      <style:table-column-properties style:column-width="1.2306in"/>
    </style:style>
    <style:style style:name="Table3.C" style:family="table-column">
      <style:table-column-properties style:column-width="0.3083in"/>
    </style:style>
    <style:style style:name="Table3.D" style:family="table-column">
      <style:table-column-properties style:column-width="1.0042in"/>
    </style:style>
    <style:style style:name="Table3.E" style:family="table-column">
      <style:table-column-properties style:column-width="1in"/>
    </style:style>
    <style:style style:name="Table3.F" style:family="table-column">
      <style:table-column-properties style:column-width="0.3042in"/>
    </style:style>
    <style:style style:name="Table3.I" style:family="table-column">
      <style:table-column-properties style:column-width="0.7715in"/>
    </style:style>
    <style:style style:name="Table3.A1" style:family="table-cell">
      <style:table-cell-properties fo:padding="0.0382in" fo:border-left="0.05pt solid #000000" fo:border-right="none" fo:border-top="0.05pt solid #000000" fo:border-bottom="0.05pt solid #000000"/>
    </style:style>
    <style:style style:name="Table3.I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style>
    <style:style style:name="P2" style:family="paragraph" style:parent-style-name="Table_20_Heading">
      <style:paragraph-properties fo:text-align="start" style:justify-single-word="false"/>
    </style:style>
    <style:style style:name="P3" style:family="paragraph" style:parent-style-name="Table_20_Contents">
      <style:text-properties officeooo:rsid="001d1618" officeooo:paragraph-rsid="001d1618"/>
    </style:style>
    <style:style style:name="P4" style:family="paragraph" style:parent-style-name="Text_20_body">
      <style:text-properties officeooo:rsid="001d1618" officeooo:paragraph-rsid="001d1618"/>
    </style:style>
    <style:style style:name="P5" style:family="paragraph" style:parent-style-name="Table_20_Contents">
      <style:paragraph-properties fo:text-align="start" style:justify-single-word="false"/>
      <style:text-properties officeooo:rsid="001da21a" officeooo:paragraph-rsid="001da21a"/>
    </style:style>
    <style:style style:name="P6" style:family="paragraph" style:parent-style-name="Text_20_body">
      <style:text-properties officeooo:rsid="001da21a" officeooo:paragraph-rsid="001da21a"/>
    </style:style>
    <style:style style:name="P7" style:family="paragraph" style:parent-style-name="Text_20_body">
      <style:text-properties officeooo:rsid="001e06b9" officeooo:paragraph-rsid="001f1d57"/>
    </style:style>
    <style:style style:name="P8" style:family="paragraph" style:parent-style-name="Heading_20_1">
      <style:text-properties officeooo:rsid="0017f24b" officeooo:paragraph-rsid="0017f24b"/>
    </style:style>
    <style:style style:name="P9" style:family="paragraph" style:parent-style-name="Heading_20_1">
      <style:text-properties officeooo:paragraph-rsid="0017f24b"/>
    </style:style>
    <style:style style:name="P10" style:family="paragraph" style:parent-style-name="Heading_20_2">
      <style:text-properties officeooo:paragraph-rsid="0019d5f7"/>
    </style:style>
    <style:style style:name="P11" style:family="paragraph" style:parent-style-name="Text_20_body">
      <style:text-properties style:font-name="Palatino Linotype" officeooo:rsid="001f7f88" officeooo:paragraph-rsid="001f7f88"/>
    </style:style>
    <style:style style:name="P12" style:family="paragraph" style:parent-style-name="Text_20_body">
      <style:text-properties officeooo:paragraph-rsid="002040de"/>
    </style:style>
    <style:style style:name="P13" style:family="paragraph" style:parent-style-name="Text_20_body">
      <style:text-properties officeooo:rsid="002040de" officeooo:paragraph-rsid="002040de"/>
    </style:style>
    <style:style style:name="P14" style:family="paragraph" style:parent-style-name="Text_20_body" style:list-style-name="List_20_1">
      <style:text-properties officeooo:rsid="002040de" officeooo:paragraph-rsid="002040de"/>
    </style:style>
    <style:style style:name="P15" style:family="paragraph" style:parent-style-name="Text_20_body" style:list-style-name="List_20_1">
      <style:text-properties officeooo:paragraph-rsid="002040de"/>
    </style:style>
    <style:style style:name="P16" style:family="paragraph" style:parent-style-name="Text_20_body" style:list-style-name="List_20_1">
      <style:text-properties officeooo:rsid="00216d0c" officeooo:paragraph-rsid="00216d0c"/>
    </style:style>
    <style:style style:name="T1" style:family="text">
      <style:text-properties officeooo:rsid="0017f24b"/>
    </style:style>
    <style:style style:name="T2" style:family="text">
      <style:text-properties style:font-name="Liberation Sans" fo:font-size="16.1000003814697pt" fo:font-weight="bold" officeooo:rsid="0017f24b" style:font-name-asian="Microsoft YaHei" style:font-size-asian="16.1000003814697pt" style:font-weight-asian="bold" style:font-name-complex="Arial" style:font-size-complex="16.1000003814697pt" style:font-weight-complex="bold"/>
    </style:style>
    <style:style style:name="T3" style:family="text">
      <style:text-properties officeooo:rsid="001da21a"/>
    </style:style>
    <style:style style:name="T4" style:family="text">
      <style:text-properties style:font-name="Palatino Linotype"/>
    </style:style>
    <style:style style:name="T5" style:family="text">
      <style:text-properties style:font-name="Palatino Linotype" officeooo:rsid="001f1d57"/>
    </style:style>
    <style:style style:name="T6" style:family="text">
      <style:text-properties style:font-name="Palatino Linotype" officeooo:rsid="001f7f88"/>
    </style:style>
    <style:style style:name="T7" style:family="text">
      <style:text-properties style:font-name="Palatino Linotype" officeooo:rsid="002040de"/>
    </style:style>
    <style:style style:name="T8" style:family="text">
      <style:text-properties style:font-name="Palatino Linotype" officeooo:rsid="00216d0c"/>
    </style:style>
    <style:style style:name="fr1" style:family="graphic" style:parent-style-name="OLE">
      <style:graphic-properties style:run-through="foreground" style:wrap="none" style:horizontal-pos="center" style:horizontal-rel="paragraph" draw:ole-draw-aspect="1"/>
    </style:style>
    <style:style style:name="fr2" style:family="graphic" style:parent-style-name="OLE">
      <style:graphic-properties style:run-through="foreground" style:wrap="none"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256jr User Manual</text:p>
      <text:h text:style-name="P8" text:outline-level="1">Introduction</text:h>
      <text:h text:style-name="Heading_20_1" text:outline-level="1">Memory Layout and Management</text:h>
      <text:p text:style-name="P4">The JUNIOR can support up to 1MB of memory, divided into RAM and flash. The overall memory map looks like:</text:p>
      <table:table table:name="Table1" table:style-name="Table1">
        <table:table-column table:style-name="Table1.A"/>
        <table:table-column table:style-name="Table1.B"/>
        <table:table-row table:style-name="Table1.1">
          <table:table-cell table:style-name="Table1.A1" office:value-type="string">
            <text:p text:style-name="Preformatted_20_Text">$0000<text:span text:style-name="T3">0</text:span></text:p>
          </table:table-cell>
          <table:table-cell table:style-name="Table1.B1" table:number-rows-spanned="2" office:value-type="string">
            <text:p text:style-name="P3">System RAM</text:p>
          </table:table-cell>
        </table:table-row>
        <table:table-row table:style-name="Table1.1">
          <table:table-cell table:style-name="Table1.A2" office:value-type="string">
            <text:p text:style-name="Preformatted_20_Text">$3FFF<text:span text:style-name="T3">F</text:span></text:p>
          </table:table-cell>
          <table:covered-table-cell table:style-name="Table1.B1"/>
        </table:table-row>
        <table:table-row table:style-name="Table1.3">
          <table:table-cell table:style-name="Table1.A3" office:value-type="string">
            <text:p text:style-name="Preformatted_20_Text">$4000<text:span text:style-name="T3">0</text:span></text:p>
          </table:table-cell>
          <table:table-cell table:style-name="Table1.B3" table:number-rows-spanned="2" office:value-type="string">
            <text:p text:style-name="P3">Reserved for future expansion</text:p>
          </table:table-cell>
        </table:table-row>
        <table:table-row table:style-name="Table1.3">
          <table:table-cell table:style-name="Table1.A3" office:value-type="string">
            <text:p text:style-name="Preformatted_20_Text">$7FFF<text:span text:style-name="T3">F</text:span></text:p>
          </table:table-cell>
          <table:covered-table-cell table:style-name="Table1.B3"/>
        </table:table-row>
        <table:table-row table:style-name="TableLine2516924596448">
          <table:table-cell table:style-name="Table1.A5" office:value-type="string">
            <text:p text:style-name="Preformatted_20_Text">$8000<text:span text:style-name="T3">0</text:span></text:p>
          </table:table-cell>
          <table:table-cell table:style-name="Table1.B5" table:number-rows-spanned="2" office:value-type="string">
            <text:p text:style-name="P3">Flash memory (512KB)</text:p>
          </table:table-cell>
        </table:table-row>
        <table:table-row table:style-name="TableLine2516924601344">
          <table:table-cell table:style-name="Table1.A5" office:value-type="string">
            <text:p text:style-name="Preformatted_20_Text">$FFFF<text:span text:style-name="T3">F</text:span></text:p>
          </table:table-cell>
          <table:covered-table-cell table:style-name="Table1.B5"/>
        </table:table-row>
      </table:table>
      <text:p text:style-name="P6">The JUNIOR uses the Western Design Center’s 65C02 processor for its CPU, which is limited to only 64K of address space. So, how can it access all that memory that’s on the board? One of the features in the JUNIOR is a memory management unit, or MMU. This MMU allows the CPU to switch different sections of the system memory into and out of the CPU’s address space.</text:p>
      <text:p text:style-name="P6"><draw:frame draw:style-name="fr2" draw:name="Object2" text:anchor-type="char" svg:width="4.7646in" svg:height="2.5154in" draw:z-index="0"><draw:object xlink:href="./Object 2" xlink:type="simple" xlink:show="embed" xlink:actuate="onLoad"/><draw:image xlink:href="./ObjectReplacements/Object 2" xlink:type="simple" xlink:show="embed" xlink:actuate="onLoad"/></draw:frame>Memory on the JUNIOR is divided up into 8KB blocks or banks of memory. From the CPU’s perspective, there are eight of them:</text:p>
      <table:table table:name="Table2" table:style-name="Table2">
        <table:table-column table:style-name="Table2.A"/>
        <table:table-column table:style-name="Table2.B"/>
        <table:table-column table:style-name="Table2.C"/>
        <table:table-row table:style-name="TableLine2516924599440">
          <table:table-cell table:style-name="Table2.A1" office:value-type="string">
            <text:p text:style-name="P2">Bank</text:p>
          </table:table-cell>
          <table:table-cell table:style-name="Table2.A1" office:value-type="string">
            <text:p text:style-name="P2">Start</text:p>
          </table:table-cell>
          <table:table-cell table:style-name="Table2.C1" office:value-type="string">
            <text:p text:style-name="P2">End</text:p>
          </table:table-cell>
        </table:table-row>
        <table:table-row table:style-name="TableLine2516924597536">
          <table:table-cell table:style-name="Table2.A2" office:value-type="string">
            <text:p text:style-name="P5">0*</text:p>
          </table:table-cell>
          <table:table-cell table:style-name="Table2.A2" office:value-type="string">
            <text:p text:style-name="P1">$0000</text:p>
          </table:table-cell>
          <table:table-cell table:style-name="Table2.C2" office:value-type="string">
            <text:p text:style-name="P1">$3FFF</text:p>
          </table:table-cell>
        </table:table-row>
        <table:table-row table:style-name="TableLine2516924603792">
          <table:table-cell table:style-name="Table2.A2" office:value-type="string">
            <text:p text:style-name="P5">1</text:p>
          </table:table-cell>
          <table:table-cell table:style-name="Table2.A2" office:value-type="string">
            <text:p text:style-name="P1">$2000</text:p>
          </table:table-cell>
          <table:table-cell table:style-name="Table2.C2" office:value-type="string">
            <text:p text:style-name="P1">$3FFF</text:p>
          </table:table-cell>
        </table:table-row>
        <text:soft-page-break/>
        <table:table-row table:style-name="TableLine2516924599984">
          <table:table-cell table:style-name="Table2.A2" office:value-type="string">
            <text:p text:style-name="P5">2</text:p>
          </table:table-cell>
          <table:table-cell table:style-name="Table2.A2" office:value-type="string">
            <text:p text:style-name="P1">$4000</text:p>
          </table:table-cell>
          <table:table-cell table:style-name="Table2.C2" office:value-type="string">
            <text:p text:style-name="P1">$5FFF</text:p>
          </table:table-cell>
        </table:table-row>
        <table:table-row table:style-name="TableLine2516924597808">
          <table:table-cell table:style-name="Table2.A2" office:value-type="string">
            <text:p text:style-name="P5">3</text:p>
          </table:table-cell>
          <table:table-cell table:style-name="Table2.A2" office:value-type="string">
            <text:p text:style-name="P1">$6000</text:p>
          </table:table-cell>
          <table:table-cell table:style-name="Table2.C2" office:value-type="string">
            <text:p text:style-name="P1">$7FFF</text:p>
          </table:table-cell>
        </table:table-row>
        <table:table-row table:style-name="TableLine2516924590736">
          <table:table-cell table:style-name="Table2.A2" office:value-type="string">
            <text:p text:style-name="P5">4</text:p>
          </table:table-cell>
          <table:table-cell table:style-name="Table2.A2" office:value-type="string">
            <text:p text:style-name="P1">$8000</text:p>
          </table:table-cell>
          <table:table-cell table:style-name="Table2.C2" office:value-type="string">
            <text:p text:style-name="P1">$9FFF</text:p>
          </table:table-cell>
        </table:table-row>
        <table:table-row table:style-name="TableLine2516924600256">
          <table:table-cell table:style-name="Table2.A2" office:value-type="string">
            <text:p text:style-name="P5">5</text:p>
          </table:table-cell>
          <table:table-cell table:style-name="Table2.A2" office:value-type="string">
            <text:p text:style-name="P1">$A000</text:p>
          </table:table-cell>
          <table:table-cell table:style-name="Table2.C2" office:value-type="string">
            <text:p text:style-name="P1">$BFFF</text:p>
          </table:table-cell>
        </table:table-row>
        <table:table-row table:style-name="TableLine2516924602160">
          <table:table-cell table:style-name="Table2.A2" office:value-type="string">
            <text:p text:style-name="P5">6*</text:p>
          </table:table-cell>
          <table:table-cell table:style-name="Table2.A2" office:value-type="string">
            <text:p text:style-name="P1">$C000</text:p>
          </table:table-cell>
          <table:table-cell table:style-name="Table2.C2" office:value-type="string">
            <text:p text:style-name="P1">$DFFF</text:p>
          </table:table-cell>
        </table:table-row>
        <table:table-row table:style-name="TableLine2516924593184">
          <table:table-cell table:style-name="Table2.A2" office:value-type="string">
            <text:p text:style-name="P5">7</text:p>
          </table:table-cell>
          <table:table-cell table:style-name="Table2.A2" office:value-type="string">
            <text:p text:style-name="P1">$E000</text:p>
          </table:table-cell>
          <table:table-cell table:style-name="Table2.C2" office:value-type="string">
            <text:p text:style-name="P1">$FFFF</text:p>
          </table:table-cell>
        </table:table-row>
      </table:table>
      <text:p text:style-name="P7">Similarly, RAM and Flash are divided up into 8KB banks, starting at $00000 and ending at $FFFFF. The MMU can map any of the eight CPU banks to any of the banks of RAM or Flash. <text:span text:style-name="T4">It does this through memory access lookup tables (LUT).</text:span></text:p>
      <text:p text:style-name="P7"><text:span text:style-name="T4">Each LUT translates an access in the CPU address space to the corresponding location in the system’s full address space. </text:span><text:span text:style-name="T5">The translation is very straightforward. Each LUT has eight 7-bit entries, one for each of the eight banks of CPU address space. The lower 13 bits of the CPU address are taken for the lower 13 bits of the full system address. The upper three bits select an entry in the LUT, and the seven bits in the entry provide the upper 7 bits of the system address.</text:span></text:p>
      <text:p text:style-name="P11"><draw:frame draw:style-name="fr1" draw:name="Object1" text:anchor-type="char" svg:width="5.7654in" svg:height="1.2646in" draw:z-index="1"><draw:object xlink:href="./Object 1" xlink:type="simple" xlink:show="embed" xlink:actuate="onLoad"/><draw:image xlink:href="./ObjectReplacements/Object 1" xlink:type="simple" xlink:show="embed" xlink:actuate="onLoad"/></draw:frame>The MMU supports four lookup tables. One table is selected as the active translation table at any given time, and the CPU can switch the active table whenever necessary. It is also possible for the CPU to edit any of the tables (whether or not it is the active LUT). In this way, the CPU can access any part of memory but can very quickly switch between as many as four separate memory layouts.</text:p>
      <text:p text:style-name="P11">Most of the banks are simply mapped to a bank in either RAM or Flash, but two are special: bank 0, and bank 6. While both banks can be mapped to memory like the others, they can also serve special I/O functions.</text:p>
      <text:p text:style-name="P11">Bank 6, in addition to being mapped to RAM or flash can also be mapped to one of four I/O “pages”. I/O pages 0 and 1 are where most of the I/O and control registers of the JUNIOR are located. I/O page 2 is where the text matrix is located, and I/O page 3 is where the color matrix for text is located.</text:p>
      <text:p text:style-name="P12"><text:span text:style-name="T6">Bank 0 </text:span><text:span text:style-name="T7">provides access to memory, but it also provides access to the MMU control registers. </text:span><text:soft-page-break/><text:span text:style-name="T7">Finally, there is an option for bank 0 to also provide access to either the text or the color matrices for the text display.</text:span></text:p>
      <text:h text:style-name="Heading_20_2" text:outline-level="2">MMU Registers</text:h>
      <text:p text:style-name="P13">There are two master control registers for the MMU. These two registers are always present in bank 0, regardless of the setting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A" table:number-columns-repeated="2"/>
        <table:table-column table:style-name="Table3.I"/>
        <table:table-row table:style-name="TableLine2517168513968">
          <table:table-cell table:style-name="Table3.A1" office:value-type="string">
            <text:p text:style-name="Table_20_Heading">Address</text:p>
          </table:table-cell>
          <table:table-cell table:style-name="Table3.A1" office:value-type="string">
            <text:p text:style-name="Table_20_Heading">7</text:p>
          </table:table-cell>
          <table:table-cell table:style-name="Table3.A1" office:value-type="string">
            <text:p text:style-name="Table_20_Heading">6</text:p>
          </table:table-cell>
          <table:table-cell table:style-name="Table3.A1" office:value-type="string">
            <text:p text:style-name="Table_20_Heading">5</text:p>
          </table:table-cell>
          <table:table-cell table:style-name="Table3.A1" office:value-type="string">
            <text:p text:style-name="Table_20_Heading">4</text:p>
          </table:table-cell>
          <table:table-cell table:style-name="Table3.A1" office:value-type="string">
            <text:p text:style-name="Table_20_Heading">3</text:p>
          </table:table-cell>
          <table:table-cell table:style-name="Table3.A1" office:value-type="string">
            <text:p text:style-name="Table_20_Heading">2</text:p>
          </table:table-cell>
          <table:table-cell table:style-name="Table3.A1" office:value-type="string">
            <text:p text:style-name="Table_20_Heading">1</text:p>
          </table:table-cell>
          <table:table-cell table:style-name="Table3.I1" office:value-type="string">
            <text:p text:style-name="Table_20_Heading">0</text:p>
          </table:table-cell>
        </table:table-row>
        <table:table-row table:style-name="TableLine2517168513968">
          <table:table-cell table:style-name="Table3.A2" office:value-type="string">
            <text:p text:style-name="Preformatted_20_Text">$0000</text:p>
          </table:table-cell>
          <table:table-cell table:style-name="Table3.A2" office:value-type="string">
            <text:p text:style-name="Preformatted_20_Text">LUT_ACC_EN</text:p>
          </table:table-cell>
          <table:table-cell table:style-name="Table3.A2" office:value-type="string">
            <text:p text:style-name="Preformatted_20_Text"/>
          </table:table-cell>
          <table:table-cell table:style-name="Table3.A2" table:number-columns-spanned="2" office:value-type="string">
            <text:p text:style-name="Preformatted_20_Text">EDIT_LUT</text:p>
          </table:table-cell>
          <table:covered-table-cell/>
          <table:table-cell table:style-name="Table3.A2" office:value-type="string">
            <text:p text:style-name="Preformatted_20_Text"/>
          </table:table-cell>
          <table:table-cell table:style-name="Table3.A2" office:value-type="string">
            <text:p text:style-name="Preformatted_20_Text"/>
          </table:table-cell>
          <table:table-cell table:style-name="Table3.H2" table:number-columns-spanned="2" office:value-type="string">
            <text:p text:style-name="Preformatted_20_Text"><text:span text:style-name="T4">ACT_</text:span>LUT</text:p>
          </table:table-cell>
          <table:covered-table-cell/>
        </table:table-row>
        <table:table-row table:style-name="TableLine2517168513968">
          <table:table-cell table:style-name="Table3.A2" office:value-type="string">
            <text:p text:style-name="Preformatted_20_Text">$0001</text:p>
          </table:table-cell>
          <table:table-cell table:style-name="Table3.A2" office:value-type="string">
            <text:p text:style-name="Preformatted_20_Text"/>
          </table:table-cell>
          <table:table-cell table:style-name="Table3.A2" office:value-type="string">
            <text:p text:style-name="Preformatted_20_Text"/>
          </table:table-cell>
          <table:table-cell table:style-name="Table3.A2" office:value-type="string">
            <text:p text:style-name="Preformatted_20_Text">TEXT_LOC</text:p>
          </table:table-cell>
          <table:table-cell table:style-name="Table3.A2" office:value-type="string">
            <text:p text:style-name="Preformatted_20_Text">TEXT_COL</text:p>
          </table:table-cell>
          <table:table-cell table:style-name="Table3.A2" office:value-type="string">
            <text:p text:style-name="Preformatted_20_Text"/>
          </table:table-cell>
          <table:table-cell table:style-name="Table3.A2" office:value-type="string">
            <text:p text:style-name="Preformatted_20_Text">DSBL_IO</text:p>
          </table:table-cell>
          <table:table-cell table:style-name="Table3.H2" table:number-columns-spanned="2" office:value-type="string">
            <text:p text:style-name="Preformatted_20_Text">ACT_IO_PAGE</text:p>
          </table:table-cell>
          <table:covered-table-cell/>
        </table:table-row>
      </table:table>
      <text:list xml:id="list3102671038" text:style-name="List_20_1">
        <text:list-item>
          <text:p text:style-name="P15"><text:span text:style-name="T7">ACT_LUT: This two bit value selects which LUT is the active one to use for address translations. 00 = LUT0, 01 = LUT1, 10 = LUT2, and 11 = LUT3.</text:span></text:p>
        </text:list-item>
        <text:list-item>
          <text:p text:style-name="P14"><text:span text:style-name="T4">EDIT_LUT: This two bit value selects which LUT is available to be edited. This field only has meaning if LUT_ACC_EN is 1.</text:span></text:p>
        </text:list-item>
        <text:list-item>
          <text:p text:style-name="P14"><text:span text:style-name="T4">LUT_ACC_EN: This single bit value selects whether or not LUTs can be accessed by the CPU for editing. If LUC_ACC_EN = 0, the LUT registers are not accessible. If LUC_ACC_EN = 1, the LUT registers are accessible, and the LUT indicated by EDIT_LUT is the one exposed.</text:span></text:p>
        </text:list-item>
        <text:list-item>
          <text:p text:style-name="P14"><text:span text:style-name="T4">ACT_IO_PAGE: This two bit value selects which page of I/O registers is available in bank 6 (00 = I/O 0, 01 = I/O 1, 10 = </text:span><text:span text:style-name="T8">text matrix, 11 = color matrix).</text:span></text:p>
        </text:list-item>
        <text:list-item>
          <text:p text:style-name="P16"><text:span text:style-name="T4">DSBL_IO: This one bit value selects if bank 6 is memory or I/O (0 = the I/O page selected by ACT_IO_PAGE is in bank 6, 1 = the memory indicated by the active LUT is in bank 6).</text:span></text:p>
        </text:list-item>
        <text:list-item>
          <text:p text:style-name="P16"><text:span text:style-name="T4">TEXT_LOC: If this bit is 1, address from $0400 through $1FFF are mapped to either the text matrix or the color matrix. If this bit is 0, those addresses are mapped to the memory indicated by the active LUT.</text:span></text:p>
        </text:list-item>
        <text:list-item>
          <text:p text:style-name="P16"><text:span text:style-name="T4">TEXT_COL: If TEXT_LOC is 1, this bit will select between the text matrix being at $0400 (0), or the color matrix (1).</text:span></text:p>
        </text:list-item>
      </text:list>
      <text:h text:style-name="Heading_20_1" text:outline-level="1"><text:soft-page-break/>Displays</text:h>
      <text:h text:style-name="P10" text:outline-level="2">Text Display</text:h>
      <text:h text:style-name="P10" text:outline-level="2">Bitmap Displays</text:h>
      <text:h text:style-name="Heading_20_2" text:outline-level="2">Sprites</text:h>
      <text:h text:style-name="Heading_20_2" text:outline-level="2">Tiles</text:h>
      <text:h text:style-name="P8" text:outline-level="1">Sound</text:h>
      <text:h text:style-name="Heading_20_2" text:outline-level="2"><text:span text:style-name="T2">Programmable Sound Generator</text:span> <text:span text:style-name="T1">(SN76489)</text:span></text:h>
      <text:h text:style-name="Heading_20_2" text:outline-level="2">SID</text:h>
      <text:h text:style-name="Heading_20_2" text:outline-level="2">CODEC</text:h>
      <text:h text:style-name="P8" text:outline-level="1">Interrupt Controller</text:h>
      <text:h text:style-name="P8" text:outline-level="1">Time</text:h>
      <text:h text:style-name="Heading_20_2" text:outline-level="2">Timers</text:h>
      <text:h text:style-name="Heading_20_2" text:outline-level="2">Real Time Clock</text:h>
      <text:h text:style-name="P8" text:outline-level="1">Math Coprocessor</text:h>
      <text:h text:style-name="P9" text:outline-level="1">SD Card</text:h>
      <text:h text:style-name="P8" text:outline-level="1">Serial Communication</text:h>
      <text:h text:style-name="Heading_20_2" text:outline-level="2">IEC Serial Port</text:h>
      <text:h text:style-name="Heading_20_2" text:outline-level="2"><text:soft-page-break/>RS-232 Serial Port</text:h>
      <text:h text:style-name="P8" text:outline-level="1">Input Devices</text:h>
      <text:h text:style-name="Heading_20_2" text:outline-level="2">Joysticks</text:h>
      <text:h text:style-name="Heading_20_2" text:outline-level="2">PS/2 Keyboard and Mouse</text:h>
      <text:p text:style-name="Appendix">Appendix</text:p>
      <text:h text:style-name="P8" text:outline-level="1">Programming in C</text:h>
      <text:h text:style-name="Heading_20_1" text:outline-level="1">The Debug Port</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06T11:55:41.124000000</dc:date>
    <meta:editing-duration>PT24M22S</meta:editing-duration>
    <meta:editing-cycles>6</meta:editing-cycles>
    <meta:generator>LibreOffice/7.2.2.2$Windows_X86_64 LibreOffice_project/02b2acce88a210515b4a5bb2e46cbfb63fe97d56</meta:generator>
    <meta:document-statistic meta:table-count="3" meta:image-count="0" meta:object-count="2" meta:page-count="5" meta:paragraph-count="99" meta:word-count="839" meta:character-count="4394" meta:non-whitespace-character-count="3661"/>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Bahnschrift SemiBold1" svg:font-family="'Bahnschrift SemiBold'" style:font-family-generic="swiss" style:font-pitch="variable"/>
    <style:font-face style:name="Consolas" svg:font-family="Consolas" style:font-family-generic="modern" style:font-pitch="fixed"/>
    <style:font-face style:name="Consolas1" svg:font-family="Consolas" style:font-family-generic="modern" style:font-pitch="variable"/>
    <style:font-face style:name="Liberation Sans" svg:font-family="'Liberation Sans'" style:font-family-generic="moder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351cm" fo:min-width="1.371cm" fo:padding-top="0.142cm" fo:padding-bottom="0.142cm" fo:padding-left="0.267cm" fo:padding-right="0.267cm"/>
      <style:paragraph-properties style:writing-mode="lr-tb"/>
    </style:style>
    <style:style style:name="gr2"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1.249cm" fo:min-width="0.999cm" fo:padding-top="0.142cm" fo:padding-bottom="0.142cm" fo:padding-left="0.267cm" fo:padding-right="0.267cm"/>
      <style:paragraph-properties style:writing-mode="lr-tb"/>
    </style:style>
    <style:style style:name="gr3"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351cm" fo:min-width="2.006cm" fo:padding-top="0.142cm" fo:padding-bottom="0.142cm" fo:padding-left="0.267cm" fo:padding-right="0.267cm"/>
      <style:paragraph-properties style:writing-mode="lr-tb"/>
    </style:style>
    <style:style style:name="gr4"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169cm" fo:min-width="0cm" fo:padding-top="0.142cm" fo:padding-bottom="0.142cm" fo:padding-left="0.267cm" fo:padding-right="0.267cm"/>
    </style:style>
    <style:style style:name="gr5" style:family="graphic" style:parent-style-name="objectwithoutfill">
      <style:graphic-properties svg:stroke-width="0.035cm" svg:stroke-color="#000000" draw:marker-start-width="0.252cm" draw:marker-end="Arrowheads_20_1" draw:marker-end-width="0.352cm" draw:fill="none" draw:textarea-vertical-align="middle" fo:padding-top="0.142cm" fo:padding-bottom="0.142cm" fo:padding-left="0.267cm" fo:padding-right="0.267cm"/>
    </style:style>
    <style:style style:name="gr6" style:family="graphic" style:parent-style-name="objectwithoutfill">
      <style:graphic-properties svg:stroke-width="0.035cm" svg:stroke-color="#000000" draw:marker-start-width="0.252cm" draw:marker-end="Arrowheads_20_3" draw:marker-end-width="0.352cm" draw:fill="none" draw:textarea-vertical-align="middle" fo:padding-top="0.142cm" fo:padding-bottom="0.142cm" fo:padding-left="0.267cm" fo:padding-right="0.267cm"/>
    </style:style>
    <style:style style:name="gr7" style:family="graphic" style:parent-style-name="objectwithoutfill">
      <style:graphic-properties svg:stroke-width="0.035cm" svg:stroke-color="#000000" draw:marker-start-width="0.252cm" draw:marker-end="Arrowheads_20_4" draw:marker-end-width="0.352cm" draw:fill="none" draw:textarea-vertical-align="middle" fo:padding-top="0.142cm" fo:padding-bottom="0.142cm" fo:padding-left="0.267cm" fo:padding-right="0.267cm"/>
    </style:style>
    <style:style style:name="gr8" style:family="graphic" style:parent-style-name="objectwithoutfill">
      <style:graphic-properties svg:stroke-width="0.035cm" svg:stroke-color="#000000" draw:marker-start-width="0.252cm" draw:marker-end="Arrowheads_20_5" draw:marker-end-width="0.352cm" draw:fill="none" draw:textarea-vertical-align="middle" fo:padding-top="0.142cm" fo:padding-bottom="0.142cm" fo:padding-left="0.267cm" fo:padding-right="0.267cm"/>
    </style:style>
    <style:style style:name="gr9" style:family="graphic" style:parent-style-name="objectwithoutfill">
      <style:graphic-properties svg:stroke-width="0.035cm" svg:stroke-color="#000000" draw:marker-start-width="0.252cm" draw:marker-end="Arrowheads_20_6" draw:marker-end-width="0.352cm" draw:fill="none" draw:textarea-vertical-align="middle" fo:padding-top="0.142cm" fo:padding-bottom="0.142cm" fo:padding-left="0.267cm" fo:padding-right="0.267cm"/>
    </style:style>
    <style:style style:name="P1" style:family="paragraph">
      <style:paragraph-properties fo:text-align="center" style:writing-mode="lr-tb"/>
      <style:text-properties style:font-name="Consolas" fo:font-size="8pt" style:font-size-asian="8pt" style:font-size-complex="8pt"/>
    </style:style>
    <style:style style:name="P2" style:family="paragraph">
      <loext:graphic-properties draw:fill-color="#00a933"/>
      <style:paragraph-properties fo:text-align="center" style:writing-mode="lr-tb"/>
      <style:text-properties style:font-name="Consolas" fo:font-size="8pt" style:font-size-asian="8pt" style:font-size-complex="8pt"/>
    </style:style>
    <style:style style:name="P3" style:family="paragraph">
      <style:paragraph-properties fo:text-align="center" style:writing-mode="lr-tb"/>
      <style:text-properties style:font-name="Bahnschrift SemiBold" fo:font-size="8pt" style:font-size-asian="8pt" style:font-size-complex="8pt"/>
    </style:style>
    <style:style style:name="P4" style:family="paragraph">
      <loext:graphic-properties draw:fill-color="#729fcf"/>
      <style:paragraph-properties fo:text-align="center" style:writing-mode="lr-tb"/>
      <style:text-properties style:font-name="Bahnschrift SemiBold" fo:font-size="8pt" style:font-size-asian="8pt" style:font-size-complex="8pt"/>
    </style:style>
    <style:style style:name="P5" style:family="paragraph">
      <loext:graphic-properties draw:fill-color="#729fcf"/>
      <style:paragraph-properties fo:text-align="center" style:writing-mode="lr-tb"/>
      <style:text-properties style:font-name="Consolas" fo:font-size="8pt" style:font-size-asian="8pt" style:font-size-complex="8pt"/>
    </style:style>
    <style:style style:name="P6" style:family="paragraph">
      <loext:graphic-properties draw:fill-color="#729fcf"/>
      <style:paragraph-properties fo:text-align="center"/>
    </style:style>
    <style:style style:name="P7" style:family="paragraph">
      <loext:graphic-properties draw:fill="none"/>
      <style:paragraph-properties fo:text-align="center"/>
    </style:style>
    <style:style style:name="T1" style:family="text">
      <style:text-properties style:font-name="Consolas" fo:font-size="8pt" style:font-size-asian="8pt" style:font-size-complex="8pt"/>
    </style:style>
    <style:style style:name="T2" style:family="text">
      <style:text-properties style:font-name="Bahnschrift SemiBold"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xml:id="id1" draw:id="id1" draw:layer="layout" svg:width="1.905cm" svg:height="0.635cm" svg:x="0.019cm" svg:y="0.654cm">
            <text:p text:style-name="P1"><text:span text:style-name="T1">A15..A13</text:span></text:p>
            <draw:enhanced-geometry svg:viewBox="0 0 21600 21600" draw:type="rectangle" draw:enhanced-path="M 0 0 L 21600 0 21600 21600 0 21600 0 0 Z N"/>
          </draw:custom-shape>
          <draw:custom-shape draw:style-name="gr1" draw:text-style-name="P2" xml:id="id3" draw:id="id3" draw:layer="layout" svg:width="1.905cm" svg:height="0.635cm" svg:x="0.019cm" svg:y="2.559cm">
            <text:p text:style-name="P1"><text:span text:style-name="T1">A12..A0</text:span></text:p>
            <draw:enhanced-geometry svg:viewBox="0 0 21600 21600" draw:type="rectangle" draw:enhanced-path="M 0 0 L 21600 0 21600 21600 0 21600 0 0 Z N"/>
          </draw:custom-shape>
          <draw:custom-shape draw:style-name="gr2" draw:text-style-name="P4" xml:id="id2" draw:id="id2" draw:layer="layout" svg:width="1.905cm" svg:height="1.905cm" svg:x="3.194cm" svg:y="0.019cm">
            <text:p text:style-name="P3"><text:span text:style-name="T2">LUT</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3" draw:text-style-name="P5" xml:id="id5" draw:id="id5" draw:layer="layout" svg:width="2.54cm" svg:height="0.635cm" svg:x="6.369cm" svg:y="0.654cm">
            <text:p text:style-name="P1"><text:span text:style-name="T1">SA19..SA13</text:span></text:p>
            <draw:enhanced-geometry svg:viewBox="0 0 21600 21600" draw:type="rectangle" draw:enhanced-path="M 0 0 L 21600 0 21600 21600 0 21600 0 0 Z N"/>
          </draw:custom-shape>
          <draw:custom-shape draw:style-name="gr3" draw:text-style-name="P5" xml:id="id6" draw:id="id6" draw:layer="layout" svg:width="2.54cm" svg:height="0.635cm" svg:x="12.084cm" svg:y="0.654cm">
            <text:p text:style-name="P1"><text:span text:style-name="T1">SA19..SA0</text:span></text:p>
            <draw:enhanced-geometry svg:viewBox="0 0 21600 21600" draw:type="rectangle" draw:enhanced-path="M 0 0 L 21600 0 21600 21600 0 21600 0 0 Z N"/>
          </draw:custom-shape>
          <draw:custom-shape draw:style-name="gr4" draw:text-style-name="P6" xml:id="id4" draw:id="id4" draw:layer="layout" svg:width="0.635cm" svg:height="0.635cm" svg:x="10.179cm" svg:y="0.654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5" draw:text-style-name="P7" draw:layer="layout" draw:type="line" svg:x1="1.924cm" svg:y1="0.971cm" svg:x2="3.194cm" svg:y2="0.971cm" draw:start-shape="id1" draw:start-glue-point="1" draw:end-shape="id2" draw:end-glue-point="3" svg:d="M1924 971h1270" svg:viewBox="0 0 1271 1">
            <text:p/>
          </draw:connector>
          <draw:connector draw:style-name="gr6" draw:text-style-name="P7" draw:layer="layout" svg:x1="1.924cm" svg:y1="2.876cm" svg:x2="10.497cm" svg:y2="1.289cm" draw:start-shape="id3" draw:start-glue-point="1" draw:end-shape="id4" draw:end-glue-point="8" svg:d="M1924 2876h8573v-1587" svg:viewBox="0 0 8574 1588">
            <text:p/>
          </draw:connector>
          <draw:connector draw:style-name="gr7" draw:text-style-name="P7" draw:layer="layout" svg:x1="5.099cm" svg:y1="0.971cm" svg:x2="6.369cm" svg:y2="0.971cm" draw:start-shape="id2" draw:start-glue-point="1" draw:end-shape="id5" draw:end-glue-point="3" svg:d="M5099 971h1270" svg:viewBox="0 0 1271 1">
            <text:p/>
          </draw:connector>
          <draw:connector draw:style-name="gr8" draw:text-style-name="P7" draw:layer="layout" svg:x1="8.909cm" svg:y1="0.971cm" svg:x2="10.179cm" svg:y2="0.972cm" draw:start-shape="id5" draw:start-glue-point="1" draw:end-shape="id4" draw:end-glue-point="6" svg:d="M8909 971h635v1h635" svg:viewBox="0 0 1271 2">
            <text:p/>
          </draw:connector>
          <draw:connector draw:style-name="gr9" draw:text-style-name="P7" draw:layer="layout" svg:x1="10.814cm" svg:y1="0.972cm" svg:x2="12.084cm" svg:y2="0.971cm" draw:start-shape="id4" draw:start-glue-point="10" draw:end-shape="id6" draw:end-glue-point="3" svg:d="M10814 972h635v-1h635" svg:viewBox="0 0 1271 2">
            <text:p/>
          </draw:connector>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Bahnschrift SemiBold1" svg:font-family="'Bahnschrift SemiBold'" style:font-family-generic="swiss" style:font-pitch="variable"/>
    <style:font-face style:name="Consolas" svg:font-family="Consolas" style:font-family-generic="modern" style:font-pitch="fixed"/>
    <style:font-face style:name="Consolas1" svg:font-family="Consolas" style:font-family-generic="modern" style:font-pitch="variable"/>
    <style:font-face style:name="Liberation Sans" svg:font-family="'Liberation Sans'" style:font-family-generic="moder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2"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3" style:family="graphic" style:parent-style-name="standard">
      <style:graphic-properties svg:stroke-width="0.035cm" svg:stroke-color="#000000" draw:marker-start-width="0.252cm" draw:marker-end-width="0.252cm" draw:fill-color="#ffff00"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4" style:family="graphic" style:parent-style-name="standard">
      <style:graphic-properties svg:stroke-width="0.035cm" svg:stroke-color="#000000" draw:marker-start-width="0.252cm" draw:marker-end-width="0.252cm" draw:fill-color="#ff0000"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5" style:family="graphic" style:parent-style-name="standard">
      <style:graphic-properties svg:stroke-width="0.035cm" svg:stroke-color="#000000" draw:marker-start-width="0.252cm" draw:marker-end-width="0.252cm" draw:fill-color="#800080"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6"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351cm" fo:min-width="5.816cm" fo:padding-top="0.142cm" fo:padding-bottom="0.142cm" fo:padding-left="0.267cm" fo:padding-right="0.267cm"/>
      <style:paragraph-properties style:writing-mode="lr-tb"/>
    </style:style>
    <style:style style:name="gr7"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351cm" fo:min-width="5.816cm" fo:padding-top="0.142cm" fo:padding-bottom="0.142cm" fo:padding-left="0.267cm" fo:padding-right="0.267cm"/>
      <style:paragraph-properties style:writing-mode="lr-tb"/>
    </style:style>
    <style:style style:name="gr8"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739cm" fo:min-width="0.489cm" fo:padding-top="0.142cm" fo:padding-bottom="0.142cm" fo:padding-left="0.267cm" fo:padding-right="0.267cm"/>
      <style:paragraph-properties style:writing-mode="lr-tb"/>
    </style:style>
    <style:style style:name="gr9"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734cm" fo:min-width="0cm" fo:padding-top="0.142cm" fo:padding-bottom="0.142cm" fo:padding-left="0.267cm" fo:padding-right="0.267cm"/>
    </style:style>
    <style:style style:name="gr10"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034cm" fo:min-width="0.485cm" fo:padding-top="0.142cm" fo:padding-bottom="0.142cm" fo:padding-left="0.267cm" fo:padding-right="0.267cm"/>
    </style:style>
    <style:style style:name="gr11"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034cm" fo:min-width="0.485cm" fo:padding-top="0.142cm" fo:padding-bottom="0.142cm" fo:padding-left="0.267cm" fo:padding-right="0.267cm"/>
    </style:style>
    <style:style style:name="P1" style:family="paragraph">
      <style:paragraph-properties fo:text-align="center" style:writing-mode="lr-tb"/>
      <style:text-properties style:font-name="Arial" fo:font-size="8pt" style:font-size-asian="8pt" style:font-size-complex="8pt"/>
    </style:style>
    <style:style style:name="P2" style:family="paragraph">
      <loext:graphic-properties draw:fill-color="#00a933"/>
      <style:paragraph-properties fo:text-align="center" style:writing-mode="lr-tb"/>
      <style:text-properties style:font-name="Arial" fo:font-size="8pt" style:font-size-asian="8pt" style:font-size-complex="8pt"/>
    </style:style>
    <style:style style:name="P3" style:family="paragraph">
      <loext:graphic-properties draw:fill-color="#729fcf"/>
      <style:paragraph-properties fo:text-align="center" style:writing-mode="lr-tb"/>
      <style:text-properties style:font-name="Arial" fo:font-size="8pt" style:font-size-asian="8pt" style:font-size-complex="8pt"/>
    </style:style>
    <style:style style:name="P4" style:family="paragraph">
      <loext:graphic-properties draw:fill-color="#ffff00"/>
      <style:paragraph-properties fo:text-align="center" style:writing-mode="lr-tb"/>
      <style:text-properties style:font-name="Arial" fo:font-size="8pt" style:font-size-asian="8pt" style:font-size-complex="8pt"/>
    </style:style>
    <style:style style:name="P5" style:family="paragraph">
      <loext:graphic-properties draw:fill-color="#ff0000"/>
      <style:paragraph-properties fo:text-align="center" style:writing-mode="lr-tb"/>
      <style:text-properties style:font-name="Arial" fo:font-size="8pt" style:font-size-asian="8pt" style:font-size-complex="8pt"/>
    </style:style>
    <style:style style:name="P6" style:family="paragraph">
      <loext:graphic-properties draw:fill-color="#800080"/>
      <style:paragraph-properties fo:text-align="center" style:writing-mode="lr-tb"/>
      <style:text-properties style:font-name="Arial" fo:font-size="8pt" style:font-size-asian="8pt" style:font-size-complex="8pt"/>
    </style:style>
    <style:style style:name="P7" style:family="paragraph">
      <style:paragraph-properties fo:text-align="center" style:writing-mode="lr-tb"/>
      <style:text-properties fo:font-size="7pt" style:font-size-asian="7pt" style:font-size-complex="7pt"/>
    </style:style>
    <style:style style:name="P8" style:family="paragraph">
      <loext:graphic-properties draw:fill-color="#729fcf"/>
      <style:paragraph-properties fo:text-align="center" style:writing-mode="lr-tb"/>
      <style:text-properties fo:font-size="7pt" style:font-size-asian="7pt" style:font-size-complex="7pt"/>
    </style:style>
    <style:style style:name="P9" style:family="paragraph">
      <loext:graphic-properties draw:fill-color="#729fcf"/>
      <style:paragraph-properties fo:text-align="center"/>
    </style:style>
    <style:style style:name="P10" style:family="paragraph">
      <loext:graphic-properties draw:fill-color="#00a933"/>
      <style:paragraph-properties fo:text-align="center"/>
    </style:style>
    <style:style style:name="T1" style:family="text">
      <style:text-properties style:font-name="Arial" fo:font-size="8pt" style:font-size-asian="8pt" style:font-size-complex="8pt"/>
    </style:style>
    <style:style style:name="T2"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1.905cm" svg:height="1.27cm" svg:x="0.019cm" svg:y="2.558cm">
            <text:p text:style-name="P1"><text:span text:style-name="T1">65C02</text:span></text:p>
            <draw:enhanced-geometry svg:viewBox="0 0 21600 21600" draw:type="rectangle" draw:enhanced-path="M 0 0 L 21600 0 21600 21600 0 21600 0 0 Z N"/>
          </draw:custom-shape>
          <draw:custom-shape draw:style-name="gr2" draw:text-style-name="P3" draw:layer="layout" svg:width="1.905cm" svg:height="1.27cm" svg:x="5.099cm" svg:y="2.558cm">
            <text:p text:style-name="P1"><text:span text:style-name="T1">MMU</text:span></text:p>
            <draw:enhanced-geometry svg:viewBox="0 0 21600 21600" draw:type="rectangle" draw:enhanced-path="M 0 0 L 21600 0 21600 21600 0 21600 0 0 Z N"/>
          </draw:custom-shape>
          <draw:custom-shape draw:style-name="gr3" draw:text-style-name="P4" draw:layer="layout" svg:width="1.905cm" svg:height="1.27cm" svg:x="10.179cm" svg:y="0.018cm">
            <text:p text:style-name="P1"><text:span text:style-name="T1">RAM</text:span></text:p>
            <draw:enhanced-geometry svg:viewBox="0 0 21600 21600" draw:type="rectangle" draw:enhanced-path="M 0 0 L 21600 0 21600 21600 0 21600 0 0 Z N"/>
          </draw:custom-shape>
          <draw:custom-shape draw:style-name="gr4" draw:text-style-name="P5" draw:layer="layout" svg:width="1.905cm" svg:height="1.27cm" svg:x="10.179cm" svg:y="2.558cm">
            <text:p text:style-name="P1"><text:span text:style-name="T1">Flash</text:span></text:p>
            <draw:enhanced-geometry svg:viewBox="0 0 21600 21600" draw:type="rectangle" draw:enhanced-path="M 0 0 L 21600 0 21600 21600 0 21600 0 0 Z N"/>
          </draw:custom-shape>
          <draw:custom-shape draw:style-name="gr5" draw:text-style-name="P6" draw:layer="layout" svg:width="1.905cm" svg:height="1.27cm" svg:x="10.179cm" svg:y="5.098cm">
            <text:p text:style-name="P1"><text:span text:style-name="T1">I/O Devices</text:span></text:p>
            <draw:enhanced-geometry svg:viewBox="0 0 21600 21600" draw:type="rectangle" draw:enhanced-path="M 0 0 L 21600 0 21600 21600 0 21600 0 0 Z N"/>
          </draw:custom-shape>
          <draw:custom-shape draw:style-name="gr6" draw:text-style-name="P2" draw:layer="layout" svg:width="6.35cm" svg:height="0.635cm" draw:transform="rotate (-1.5707963267949) translate (3.829cm 0.018cm)">
            <text:p text:style-name="P1"><text:span text:style-name="T1">CPU Bus (16 bits)</text:span></text:p>
            <draw:enhanced-geometry svg:viewBox="0 0 21600 21600" draw:type="rectangle" draw:enhanced-path="M 0 0 L 21600 0 21600 21600 0 21600 0 0 Z N"/>
          </draw:custom-shape>
          <draw:custom-shape draw:style-name="gr7" draw:text-style-name="P3" draw:layer="layout" svg:width="6.35cm" svg:height="0.635cm" draw:transform="rotate (-1.5707963267949) translate (8.909cm 0.018cm)">
            <text:p text:style-name="P1"><text:span text:style-name="T1">System Bus (20 bits)</text:span></text:p>
            <draw:enhanced-geometry svg:viewBox="0 0 21600 21600" draw:type="rectangle" draw:enhanced-path="M 0 0 L 21600 0 21600 21600 0 21600 0 0 Z N"/>
          </draw:custom-shape>
          <draw:custom-shape draw:style-name="gr8" draw:text-style-name="P8" draw:layer="layout" svg:width="1.27cm" svg:height="1.27cm" svg:x="5.416cm" svg:y="5.098cm">
            <text:p text:style-name="P7"><text:span text:style-name="T2">LUT</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9" draw:text-style-name="P9" draw:layer="layout" svg:width="0.635cm" svg:height="1.27cm" svg:x="5.734cm" svg:y="3.82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0" draw:layer="layout" svg:width="1.271cm" svg:height="0.634cm" svg:x="1.924cm" svg:y="2.8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0" draw:layer="layout" svg:width="1.271cm" svg:height="0.634cm" svg:x="3.828cm" svg:y="2.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7.004cm" svg:y="2.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8.908cm" svg:y="0.33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8.909cm" svg:y="2.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8.908cm" svg:y="5.4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page>
    </office:drawing>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